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.6cm" svg:x="4.623cm" svg:y="4.6cm">
          <text:p text:style-name="P1">Ger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3.1cm" svg:x="7.9cm" svg:y="9.5cm">
          <text:p text:style-name="P1">Transaço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.9cm" svg:x="11.9cm" svg:y="9.6cm">
          <text:p text:style-name="P1">Gera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cm" svg:y1="3cm" svg:x2="4.3cm" svg:y2="19cm">
          <text:p/>
        </draw:line>
        <draw:custom-shape draw:style-name="gr1" draw:text-style-name="P1" draw:layer="layout" svg:width="3.501cm" svg:height="1.701cm" svg:x="7.999cm" svg:y="4.499cm">
          <text:p text:style-name="P1">Transaço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01cm" svg:height="1.701cm" svg:x="11.999cm" svg:y="4.499cm">
          <text:p text:style-name="P1">Ger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2.9cm" svg:x="15.7cm" svg:y="9.6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02cm" svg:height="1.602cm" svg:x="15.498cm" svg:y="4.498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602cm" svg:x="15.498cm" svg:y="4.498cm">
          <text:p text:style-name="P1">Engi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3cm" svg:x="4.6cm" svg:y="9.6cm">
          <text:p text:style-name="P1">Gerent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cm" svg:y1="8.6cm" svg:x2="1.4cm" svg:y2="8.6cm">
          <text:p/>
        </draw:line>
        <draw:line draw:style-name="gr2" draw:text-style-name="P1" draw:layer="layout" svg:x1="19.5cm" svg:y1="13.5cm" svg:x2="1.6cm" svg:y2="13.5cm">
          <text:p/>
        </draw:line>
        <draw:custom-shape draw:style-name="gr1" draw:text-style-name="P1" draw:layer="layout" svg:width="2.7cm" svg:height="3.8cm" svg:x="1.4cm" svg:y="3.6cm">
          <text:p text:style-name="P1">User</text:p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3.5cm" svg:x="1.6cm" svg:y="9.4cm">
          <text:p text:style-name="P1">Negoci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cm" svg:height="4cm" svg:x="6.8cm" svg:y="14.6cm">
          <text:p text:style-name="P1">Banco de Dados 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3.7cm" svg:x="1.6cm" svg:y="14.5cm">
          <text:p text:style-name="P1">Persis</text:p>
          <text:p text:style-name="P1">tenci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cm" svg:y1="9.6cm" svg:x2="9.5cm" svg:y2="6.2cm">
          <text:p/>
        </draw:line>
        <draw:line draw:style-name="gr3" draw:text-style-name="P1" draw:layer="layout" svg:x1="13.3cm" svg:y1="9.7cm" svg:x2="13.3cm" svg:y2="6.2cm">
          <text:p/>
        </draw:line>
        <draw:line draw:style-name="gr3" draw:text-style-name="P1" draw:layer="layout" svg:x1="17.3cm" svg:y1="9.7cm" svg:x2="17.3cm" svg:y2="6.2cm">
          <text:p/>
        </draw:line>
        <draw:line draw:style-name="gr3" draw:text-style-name="P1" draw:layer="layout" svg:x1="6.1cm" svg:y1="9.9cm" svg:x2="6.1cm" svg:y2="6.3cm">
          <text:p/>
        </draw:line>
        <draw:line draw:style-name="gr3" draw:text-style-name="P1" draw:layer="layout" svg:x1="13.5cm" svg:y1="14.5cm" svg:x2="13.5cm" svg:y2="12.6cm">
          <text:p/>
        </draw:line>
        <draw:line draw:style-name="gr3" draw:text-style-name="P1" draw:layer="layout" svg:x1="10.3cm" svg:y1="14.6cm" svg:x2="10.3cm" svg:y2="12.6cm">
          <text:p/>
        </draw:line>
        <draw:line draw:style-name="gr3" draw:text-style-name="P1" draw:layer="layout" svg:x1="6.1cm" svg:y1="16.8cm" svg:x2="6.1cm" svg:y2="12.6cm">
          <text:p/>
        </draw:line>
        <draw:line draw:style-name="gr2" draw:text-style-name="P1" draw:layer="layout" svg:x1="6.8cm" svg:y1="16.8cm" svg:x2="6.1cm" svg:y2="16.8cm">
          <text:p/>
        </draw:line>
        <draw:line draw:style-name="gr2" draw:text-style-name="P1" draw:layer="layout" svg:x1="5.9cm" svg:y1="4.6cm" svg:x2="5.9cm" svg:y2="2.8cm">
          <text:p/>
        </draw:line>
        <draw:line draw:style-name="gr2" draw:text-style-name="P1" draw:layer="layout" svg:x1="5.9cm" svg:y1="2.8cm" svg:x2="13.2cm" svg:y2="2.8cm">
          <text:p/>
        </draw:line>
        <draw:line draw:style-name="gr2" draw:text-style-name="P1" draw:layer="layout" svg:x1="9.4cm" svg:y1="4.5cm" svg:x2="9.4cm" svg:y2="2.8cm">
          <text:p/>
        </draw:line>
        <draw:line draw:style-name="gr2" draw:text-style-name="P1" draw:layer="layout" svg:x1="17cm" svg:y1="4.5cm" svg:x2="17cm" svg:y2="2.8cm">
          <text:p/>
        </draw:line>
        <draw:line draw:style-name="gr2" draw:text-style-name="P1" draw:layer="layout" svg:x1="13.1cm" svg:y1="2.8cm" svg:x2="17cm" svg:y2="2.8cm">
          <text:p/>
        </draw:line>
        <draw:line draw:style-name="gr3" draw:text-style-name="P1" draw:layer="layout" svg:x1="13.3cm" svg:y1="2.8cm" svg:x2="13.3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8T15:24:26</meta:creation-date>
    <dc:date>2013-05-18T15:38:04</dc:date>
    <meta:editing-duration>P0D</meta:editing-duration>
    <meta:editing-cycles>1</meta:editing-cycles>
    <meta:document-statistic meta:object-count="30"/>
    <meta:generator>LibreOffice/3.5$Linux_X86_64 LibreOffice_project/350m1$Build-2</meta:generator>
  </office:meta>
</office:document-meta>
</file>